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538.89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61.8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0.5">
      <style:table-properties table:display="true" style:writing-mode="lr-tb"/>
    </style:style>
    <style:style style:name="ta2" style:family="table" style:master-page-name="PageStyle_5f_V0.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Muss&quot;;&quot;Kann&quot;)" table:allow-empty-cell="true" table:display-list="unsorted" table:base-cell-address="'V0.5'.E2"/>
        <table:content-validation table:name="val2" table:condition="of:cell-content-is-in-list(&quot;V 0.1&quot;;&quot;V 0.5&quot;;&quot;V 1.0&quot;;&quot;tbd&quot;)" table:allow-empty-cell="true" table:display-list="unsorted" table:base-cell-address="'V0.5'.F2"/>
        <table:content-validation table:name="val3" table:condition="of:cell-content-is-in-list(&quot;Muss&quot;;&quot;Kann&quot;)" table:allow-empty-cell="true" table:display-list="unsorted" table:base-cell-address="'V0.1'.E2"/>
        <table:content-validation table:name="val4" table:condition="of:cell-content-is-in-list(&quot;V 0.1&quot;;&quot;V 0.5&quot;;&quot;V 1.0&quot;;&quot;tbd&quot;)" table:allow-empty-cell="true" table:display-list="unsorted" table:base-cell-address="'V0.1'.F2"/>
      </table:content-validations>
      <table:table table:name="V0.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Beschreibung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Version</text:p>
          </table:table-cell>
          <table:table-cell table:style-name="ce6" office:value-type="string" calcext:value-type="string">
            <text:p>Erledig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001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erstellt einen Account unter Angabe eines Namens.</text:p>
          </table:table-cell>
          <table:table-cell table:style-name="ce5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U002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n hinterlegten Accountnamen ändern oder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3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 Daten (Geburtsdatum, Geschlecht, Gewicht, Körpergröße, Fitnesslevel)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004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biometrischen Daten ändern oder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U005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das System von kcal, was der Default ist, auf kJ umstell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Nahrungsaufnahme (Essen und Trinken) unter Angabe der Menge in Gramm oder Milliliter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parat seine Wasseraufnahme unter Angabe der Menge in Milliliter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favorisierten Lebensmittelkombinationen als Mahlzeiten-Template unter Angabe des jeweiligen Lebensmittels sowie der jeweiligen Menge in Gramm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n Daten, anhand dessen der Grundumsatz ermittelt wird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verknüpft eine externe IoT/Smartwatch, anhand dessen das System Aktivitätsdaten (Schritte) importiert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6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bietet eine Suchfunktion für Lebensmittel aus einer hinterlegten Datenbank a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K007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kann Mahlzeiten basierend auf einem hochgeladenen Foto und einer KI-Schnittstelle identifizieren, um daraufhin einen Eintrag zu erstell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8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änder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009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K010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änder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 table:visibility="collapse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lösch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style-name="ce7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0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BMI aus den Parametern Größe und Gewich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0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Grundumsatz basierend auf Alter, Geschlecht, Gewicht, Körpergröße und Fitnesslevel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A003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ie Flüssigkeitsbilanz basierend auf Gewicht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4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rungsaufnahme die anteiligen Nährwerte "Big Seven": Energie (Kcal); Fett, davon gesättigte Fettsäure; Kohlenhydrate, davon Zucker; Eiweiß; Salz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005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ungsaufnahme die anteiligen Vitamine, Mineralstoffe und Spurenelemente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06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sieht wie viel Wasser er am aktuellen Tag schon getrunken ha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2" office:value-type="string" calcext:value-type="string">
            <text:p>✅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07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r Kalorien des aktuellen Tages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08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s "Wasserscores" des aktuellen Tages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A009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des aktuellen Tages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style-name="ce7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010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s Gewichts und BMIs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A01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1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r Wasseraufnahme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A013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setzt den berechneten BMI im Kontext zum Alter und ggf. Geschlecht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style-name="ce2"/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I001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im System nach gesunden Rezepte such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 table:visibility="collapse">
          <table:table-cell table:style-name="ce2" office:value-type="string" calcext:value-type="string">
            <text:p>I002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seine eigenen Analysedaten mit Freunden teilen. 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I003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erhält mittels eines Belohnungssystems Badges bei Erreichen von prozentualen Scores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style-name="ce7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I004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die Systemsprache zwischen Deutsch und Englisch umschalt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001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Lebensmitteldatenbank. Dort sind Lebensmittel mit ihrer Nähstoffzusammensetzung hinterleg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2" office:value-type="string" calcext:value-type="string">
            <text:p>✅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D002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Aktivitätendatenbank. Dort sind Aktivitäten mit dem dazugehörigen Kalorienverbrauch pro Zeit x hinterlegt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number-columns-repeated="1018"/>
        </table:table-row>
        <table:table-row table:style-name="ro1" table:number-rows-repeated="948">
          <table:table-cell table:style-name="ce2" table:number-columns-repeated="3"/>
          <table:table-cell table:style-name="ce4"/>
          <table:table-cell table:style-name="ce2" table:content-validation-name="val1"/>
          <table:table-cell table:style-name="ce2" table:content-validation-name="val2"/>
          <table:table-cell table:number-columns-repeated="1018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V0.5'.$A$1" table:cell-range-address="$'V0.5'.$A$1:.$G$984"/>
        </table:named-expressions>
      </table:table>
      <table:table table:name="V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Beschreibung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1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erstellt einen Account unter Angabe eines Namens.</text:p>
          </table:table-cell>
          <table:table-cell table:style-name="ce5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2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n hinterlegten Accountnamen ändern oder lösche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3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 Daten (Geburtsdatum, Geschlecht, Gewicht, Körpergröße, Fitnesslevel)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4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biometrischen Daten ändern oder lösche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5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das System von kcal, was der Default ist, auf kJ umstellen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Nahrungsaufnahme (Essen und Trinken) unter Angabe der Menge in Gramm oder Milliliter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parat seine Wasseraufnahme unter Angabe der Menge in Milliliter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favorisierten Lebensmittelkombinationen als Mahlzeiten-Template unter Angabe des jeweiligen Lebensmittels sowie der jeweiligen Menge in Gramm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n Daten, anhand dessen der Grundumsatz ermittelt wird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verknüpft eine externe IoT/Smartwatch, anhand dessen das System Aktivitätsdaten (Schritte) importiert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6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bietet eine Suchfunktion für Lebensmittel aus einer hinterlegten Datenbank a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7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kann Mahlzeiten basierend auf einem hochgeladenen Foto und einer KI-Schnittstelle identifizieren, um daraufhin einen Eintrag zu erstellen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8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änder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9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lösche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10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ändern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löschen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BMI aus den Parametern Größe und Gewicht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Grundumsatz basierend auf Alter, Geschlecht, Gewicht, Körpergröße und Fitnesslevel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3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ie Flüssigkeitsbilanz basierend auf Gewicht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4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ungsaufnahme die anteiligen Nährwerte "Big 7": Energie (Kcal); Fett, davon gesättigte Fettsäure; Kohlenhydrate, davon Zucker; Eiweiß; Salz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5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ungsaufnahme die anteiligen Vitamine, Mineralstoffe und Spurenelemente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V 1.0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6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sieht wie viel Wasser er am aktuellen Tag schon getrunken hat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7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r Kalorien des aktuellen Tages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8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s "Wasserscores" des aktuellen Tages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9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des aktuellen Tages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10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s Gewichts und BMIs im zeitlichen Verlauf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1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im zeitlichen Verlauf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1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r Wasseraufnahme im zeitlichen Verlauf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1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im System nach gesunden Rezepte suchen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2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seine eigenen Analysedaten mit Freunden teilen. 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3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erhält mittels eines Belohnungssystems Badges bei Erreichen von prozentualen Scores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004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die Systemsprache zwischen Deutsch und Englisch umschalten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1.0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D001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Lebensmitteldatenbank. Dort sind Lebensmittel mit ihrer Nähstoffzusammensetzung hinterlegt.</text:p>
          </table:table-cell>
          <table:table-cell table:style-name="ce2" table:content-validation-name="val3" office:value-type="string" calcext:value-type="string">
            <text:p>Muss</text:p>
          </table:table-cell>
          <table:table-cell table:style-name="ce2" table:content-validation-name="val4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002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Lebensmitteldatenbank. Dort sind Lebensmittel mit ihrer Nähstoffzusammensetzung hinterlegt.</text:p>
          </table:table-cell>
          <table:table-cell table:style-name="ce2" table:content-validation-name="val3" office:value-type="string" calcext:value-type="string">
            <text:p>Kann</text:p>
          </table:table-cell>
          <table:table-cell table:style-name="ce2" table:content-validation-name="val4" office:value-type="string" calcext:value-type="string">
            <text:p>tbd</text:p>
          </table:table-cell>
          <table:table-cell table:number-columns-repeated="1018"/>
        </table:table-row>
        <table:table-row table:style-name="ro1" table:number-rows-repeated="948">
          <table:table-cell table:style-name="ce2" table:number-columns-repeated="3"/>
          <table:table-cell table:style-name="ce4"/>
          <table:table-cell table:style-name="ce2" table:content-validation-name="val3"/>
          <table:table-cell table:style-name="ce2" table:content-validation-name="val4"/>
          <table:table-cell table:number-columns-repeated="1018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Anforderungsanalyse_V0.1" table:target-range-address="'V0.1'.A1:'V0.1'.F983"/>
        <table:database-range table:name="Anforderungsanalyse_V0.5" table:target-range-address="'V0.5'.A1:'V0.5'.G984" table:display-filter-buttons="true">
          <table:filter>
            <table:filter-or>
              <table:filter-condition table:field-number="5" table:value="V 0.1" table:operator="=">
                <table:filter-set-item table:value="V 0.1"/>
                <table:filter-set-item table:value="V 0.5"/>
              </table:filter-condition>
              <table:filter-condition table:field-number="5" table:data-type="number" table:value="66" table:operator="empty"/>
            </table:filter-or>
          </table:filter>
        </table:database-range>
        <table:database-range table:name="__Anonymous_Sheet_DB__0" table:target-range-address="'V0.5'.A1:'V0.5'.G98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0.5" style:display-name="PageStyle_V0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0.1" style:display-name="PageStyle_V0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8" meta:object-count="0"/>
    <meta:generator>LibreOfficeDev/6.0.5.2$Linux_X86_64 LibreOffice_project/</meta:generator>
  </office:meta>
</office:document-meta>
</file>